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font-name="Liberation Mono" fo:font-size="10pt" officeooo:rsid="0014608e" style:font-name-asian="Liberation Mono" style:font-size-asian="10pt" style:font-name-complex="Liberation Mono" style:font-size-complex="10pt"/>
    </style:style>
    <style:style style:name="T2" style:family="text">
      <style:text-properties officeooo:rsid="00146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Korisnik je svaka osoba koja pristupa i/ili koristi usluge <text:span text:style-name="T2">web ili mobilne</text:span> <text:span text:style-name="T2">aplikacije ZaBrata.</text:span></text:p>
      <text:p text:style-name="Preformatted_20_Text"/>
      <text:p text:style-name="Preformatted_20_Text">Za sve objave, oglase, poruke, tekstove, prikaze, fotografije, videosnimke, ponude, kataloge, vaučere i drugi materijal (u daljnjem tekstu: sadržaj) objavljen na stranicama, prenesen preko stranica ili povezan elektroničkom poveznicom (linkom) sa stranica, isključivo odgovara osoba od koje je takav sadržaj potekao. <text:span text:style-name="T1">Vlasnik aplikacije ZaBrata</text:span> ne daje nikakva jamstva o pitanju točnosti, potpunosti ili autentičnosti takvog sadržaja. U slučaju bilo kakvih zahtjeva trećih osoba po osnovi naknade štete ili po bilo kojoj drugoj osnovi, a koja bi bila u vezi sa sadržajem dostavljenim od korisnika, korisnik u cijelosti preuzima odgovornost. Korisnik se obvezuje <text:span text:style-name="T2">vlasniku aplikacije ZaBrata</text:span> nadoknaditi svaki trošak kao i svu štetu koja bi nastala na temelju zahtjeva trećih osoba, a po bilo kojoj osnovi vezanoj uz materijal dostavljen od korisnika.</text:p>
      <text:p text:style-name="Preformatted_20_Text"/>
      <text:p text:style-name="Preformatted_20_Text">Svi eventualni sporovi nastali iz odnosa korisnika <text:span text:style-name="T1">aplikacije ZaBrata</text:span> i oglašivača (nastali zbog istinitosti podataka o korisniku ili sadržaju ponude, o predmetu, cijeni ponude, trajanju akcije i sl.) rješavaju se isključivo između korisnika. <text:span text:style-name="T1">Vlasnik aplikacije ZaBrata</text:span> nije odgovoran ni za kakvu štetu bilo koje vrste, nastale kao posljedica takvih odnosa.</text:p>
      <text:p text:style-name="Preformatted_20_Text"/>
      <text:p text:style-name="Preformatted_20_Text">Internetski portal Njuškalo sadrži poveznice na internetske stranice drugih poslužitelja. Njuškalo ne odgovara za sadržaj internetskih stranica treće strane, ne jamči i ne preuzima odgovornost za štetan, ilegalni sadržaj ili druga zakonska kršenja na internetskim stranicama trećih strana. Njuškalo će u najkraćem mogućem vremenu ukloniti bilo koju poveznicu ili sadržaj nakon što se u potpunosti uvjeri da on krši pozitivne zakonske propise ili je na bilo koji način štetan ili nepoželjan.</text:p>
      <text:p text:style-name="Preformatted_20_Text"/>
      <text:p text:style-name="Preformatted_20_Text">Njuškalo je ovlašten u svakom trenutku zatvoriti korisnički račun onih korisnika koji krše ove Uvjete i pravila korištenja ili na neki drugi način usporavaju ili ometaju rad internetskog portala Njuškal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4T15:42:08.808087478</dc:date>
    <meta:editing-duration>PT2H25M43S</meta:editing-duration>
    <meta:editing-cycles>1</meta:editing-cycles>
    <meta:document-statistic meta:table-count="0" meta:image-count="0" meta:object-count="0" meta:page-count="1" meta:paragraph-count="5" meta:word-count="286" meta:character-count="1993" meta:non-whitespace-character-count="1712"/>
    <meta:generator>LibreOffice/7.0.4.2$Linux_X86_64 LibreOffice_project/00$Build-2</meta:generator>
  </office:meta>
</office:document-meta>
</file>